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C000000269766BF9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1" fo:font-size="12pt" style:font-size-asian="12pt" style:font-name-complex="Arial1" style:font-size-complex="12pt"/>
    </style:style>
    <style:style style:name="P11" style:family="paragraph" style:parent-style-name="Standard" style:list-style-name="L1">
      <style:paragraph-properties fo:line-height="150%"/>
      <style:text-properties officeooo:paragraph-rsid="000091c6"/>
    </style:style>
    <style:style style:name="P12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0091c6"/>
    </style:style>
    <style:style style:name="T5" style:family="text">
      <style:text-properties style:font-name="Arial1" fo:font-size="12pt" style:font-size-asian="12pt" style:font-name-complex="Arial1" style:font-size-complex="12pt"/>
    </style:style>
    <style:style style:name="T6" style:family="text">
      <style:text-properties style:font-name="Arial1" fo:font-size="12pt" officeooo:rsid="000091c6" style:font-size-asian="12pt" style:font-name-complex="Arial1" style:font-size-complex="12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<text:span text:style-name="T2"><text:tab/></text:span><text:span text:style-name="T3">Consultes SQL</text:span><text:span text:style-name="T2"><text:tab/></text:span></text:p>
      <text:p text:style-name="P4"/>
      <text:list xml:id="list110962405" text:style-name="L1">
        <text:list-item>
          <text:p text:style-name="P10">Llista totes les dades de les oficines.</text:p>
        </text:list-item>
        <text:list-item>
          <text:p text:style-name="P10">Llista el nom, oficina, i data de contracte de tots els empleats.</text:p>
        </text:list-item>
        <text:list-item>
          <text:p text:style-name="P10">Llista <text:span text:style-name="T4">els atributs</text:span> codfab, codprod, descripció i preu de <text:span text:style-name="T4">tots els</text:span> productes.</text:p>
        </text:list-item>
        <text:list-item>
          <text:p text:style-name="P11"><text:span text:style-name="T6">Respecte a la consulta de l'apartat anterior: c</text:span><text:span text:style-name="T5">om a títol de la primera columna apareixerà fabricant en comptes de ‘codfab’.</text:span></text:p>
        </text:list-item>
        <text:list-item>
          <text:p text:style-name="P10">Llista la ciutat, regió i el superàvit de cada oficina.</text:p>
        </text:list-item>
        <text:list-item>
          <text:p text:style-name="P10">De cada producte obtingui el seu fabricant, <text:span text:style-name="T4">el codi producte</text:span>, la seva descripció i el valor de l’inventari.</text:p>
        </text:list-item>
        <text:list-item>
          <text:p text:style-name="P10">Llista el nom, mes i any del contracte de cada venedor. La funció MONTH(DATA) torna el mes d’una data. La funció YEAR(DATA) torna l’any d’una data.</text:p>
        </text:list-item>
        <text:list-item>
          <text:p text:style-name="P10">Obtingui un llistat <text:span text:style-name="T4">ordenat </text:span>alfabètic<text:span text:style-name="T4">ament</text:span> (pe<text:span text:style-name="T4">l</text:span> nom) dels empleats.</text:p>
        </text:list-item>
        <text:list-item>
          <text:p text:style-name="P10">Obtingui un llistat dels empleats per ordre d’antiguitat a l’empresa (els de més antiguitat apareixen primer) .</text:p>
        </text:list-item>
        <text:list-item>
          <text:p text:style-name="P10">Obtingui un llistat dels empleats (numemp, nom i vendes) ordenats per volum de vendes traient els de menors vendes primer.</text:p>
        </text:list-item>
        <text:list-item>
          <text:p text:style-name="P10">Obtingui un llistat dels empleats (numemp, nom i vendes) <text:s/>per ordre d’antiguitat a l’empresa començant pels incorporats més recentment.</text:p>
        </text:list-item>
        <text:list-item>
          <text:p text:style-name="P10">Obtingui un llistat dels empleats (numemp, nom i vendes) ordenats per volum de vendes traient primer els de majors vendes.</text:p>
        </text:list-item>
        <text:list-item>
          <text:p text:style-name="P10">Mostra les vendes de cada oficina, ordenades per ordre alfabètic de regió i dins de cada regió per ciutat.</text:p>
        </text:list-item>
        <text:list-item>
          <text:p text:style-name="P10">Llista les oficines (regió, ciutat i superavit) classificades per regió i dins de cada regió pel superàvit de manera que les de major superàvit apareguin les primeres.</text:p>
        </text:list-item>
        <text:list-item>
          <text:p text:style-name="P10">Llista els codis dels directors de les oficines. El director 108 apareix en sis oficines, per tant apareixerà sis vegades en el resultat de la consulta.</text:p>
        </text:list-item>
        <text:list-item>
          <text:p text:style-name="P10">Torna a fer l'exercici 15 però ara volem que el director 108 aparegui una sola ve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>
      <style:table-cell-properties fo:padding="0.097cm" fo:border="0.002cm solid #000000"/>
    </style:style>
    <style:style style:name="Tau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1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1C2P1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ks</meta:initial-creator>
    <meta:creation-date>2007-09-15T16:35:00</meta:creation-date>
    <dc:date>2012-01-20T17:10:21</dc:date>
    <meta:print-date>2004-09-14T16:47:00</meta:print-date>
    <meta:editing-cycles>32</meta:editing-cycles>
    <meta:editing-duration>PT04H23M51S</meta:editing-duration>
    <meta:document-statistic meta:table-count="1" meta:image-count="1" meta:object-count="0" meta:page-count="1" meta:paragraph-count="23" meta:word-count="320" meta:character-count="1853"/>
    <dc:creator>Toni </dc:creator>
    <meta:user-defined meta:name="Informació 1"/>
    <meta:user-defined meta:name="Informació 2"/>
    <meta:user-defined meta:name="Informació 3"/>
    <meta:user-defined meta:name="Informació 4"/>
  </office:meta>
</office:document-meta>
</file>